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5.477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cccccc" fo:background-color="#cccc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55">
      <style:table-cell-properties fo:border-bottom="0.74pt solid #b7b7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55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b7b7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b7b7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cccccc" fo:background-color="#cccc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able-cell-properties fo:border-bottom="0.74pt solid #b7b7b7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d9d9d9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ackground-color="#0b5394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0">
      <style:table-cell-properties fo:background-color="#2f75b5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fo:border-bottom="none" fo:background-color="#bdd7ee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54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154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3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0">
      <style:table-cell-properties fo:border-bottom="0.06pt solid #b7b7b7" fo:background-color="#5b9bd5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fo:border-bottom="0.06pt solid #b7b7b7" fo:background-color="#4a86e8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fo:border-bottom="0.06pt solid #b7b7b7" fo:background-color="#ffffff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fo:background-color="#4a86e8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fo:border-bottom="0.06pt solid #b7b7b7" fo:background-color="#ededed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ackground-color="#ddebf7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fo:background-color="#ddebf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fo:border-bottom="0.06pt solid #b7b7b7" fo:background-color="#ddebf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2.49pt solid #0b5394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 style:data-style-name="N0">
      <style:table-cell-properties fo:background-color="#a2c4c9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order-bottom="none" fo:background-color="#d0e0e3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fo:background-color="#edede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fo:background-color="#833c0c" style:cell-protect="protected" style:print-content="tru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Default" style:data-style-name="N0">
      <style:table-cell-properties fo:background-color="#c65911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0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Default" style:data-style-name="N0">
      <style:table-cell-properties fo:border-bottom="0.06pt solid #b7b7b7" fo:background-color="#fce4d6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 style:data-style-name="N0">
      <style:table-cell-properties fo:background-color="#fce4d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fo:border-bottom="none" fo:background-color="#806000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9" style:family="table-cell" style:parent-style-name="Default" style:data-style-name="N0">
      <style:table-cell-properties fo:background-color="#bf8f00" style:cell-protect="protected" style:print-content="tru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Default" style:data-style-name="N0">
      <style:table-cell-properties fo:border-bottom="0.06pt solid #b7b7b7" fo:background-color="#fff2cc" style:cell-protect="protected" style:print-content="tru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6pt solid #b7b7b7" style:cell-protect="protected" style:print-content="tru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60" table:default-cell-style-name="ce53"/>
        <table:table-column table:style-name="co5" table:number-columns-repeated="3" table:default-cell-style-name="ce53"/>
        <table:table-column table:style-name="co6" table:default-cell-style-name="ce53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12" office:value-type="string" calcext:value-type="string">
            <text:p>DIAGRAMME DE GANTT</text:p>
          </table:table-cell>
          <table:table-cell table:style-name="ce12" table:number-columns-repeated="4"/>
          <table:table-cell table:style-name="ce60" table:number-columns-repeated="6"/>
          <table:table-cell table:style-name="ce71" table:number-columns-repeated="4"/>
          <table:table-cell table:style-name="ce78" table:number-columns-repeated="15"/>
          <table:table-cell table:style-name="ce93"/>
          <table:table-cell table:style-name="ce74" table:number-columns-repeated="4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0" table:number-columns-repeated="2"/>
          <table:table-cell table:style-name="ce22" table:number-columns-repeated="3"/>
          <table:table-cell table:style-name="ce52" table:number-columns-repeated="4"/>
          <table:table-cell table:style-name="ce62" table:number-columns-repeated="3"/>
          <table:table-cell table:style-name="ce1" table:number-columns-repeated="3"/>
          <table:table-cell table:style-name="ce79" table:number-columns-repeated="16"/>
          <table:table-cell table:style-name="ce73" table:number-columns-repeated="4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15" office:value-type="string" calcext:value-type="string" table:number-columns-spanned="2" table:number-rows-spanned="1">
            <text:p>FOR THE KING</text:p>
          </table:table-cell>
          <table:covered-table-cell table:style-name="ce28"/>
          <table:table-cell table:style-name="ce23" table:number-columns-repeated="2"/>
          <table:table-cell table:style-name="ce39"/>
          <table:table-cell table:style-name="ce68" table:number-columns-spanned="7" table:number-rows-spanned="1"/>
          <table:covered-table-cell table:number-columns-repeated="6" table:style-name="ce68"/>
          <table:table-cell table:style-name="ce86" table:number-columns-spanned="13" table:number-rows-spanned="1"/>
          <table:covered-table-cell table:number-columns-repeated="12" table:style-name="ce86"/>
          <table:table-cell table:style-name="ce72"/>
          <table:table-cell table:style-name="ce73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1"/>
          <table:table-cell table:style-name="ce66"/>
          <table:table-cell table:style-name="ce89" table:number-columns-repeated="2"/>
          <table:table-cell table:style-name="ce104" table:number-columns-repeated="2"/>
          <table:table-cell table:style-name="ce89" table:number-columns-repeated="4"/>
          <table:table-cell table:style-name="ce11" table:number-columns-repeated="57"/>
          <table:table-cell table:number-columns-repeated="16314"/>
        </table:table-row>
        <table:table-row table:style-name="ro3">
          <table:table-cell table:style-name="ce13"/>
          <table:table-cell table:style-name="ce17" office:value-type="string" calcext:value-type="string" table:number-columns-spanned="1" table:number-rows-spanned="3">
            <text:p>NUMÉRO</text:p>
          </table:table-cell>
          <table:table-cell table:style-name="ce17" office:value-type="string" calcext:value-type="string" table:number-columns-spanned="1" table:number-rows-spanned="3">
            <text:p>TITRE DE LA TÂCHE</text:p>
          </table:table-cell>
          <table:table-cell table:style-name="ce35" table:number-columns-spanned="15" table:number-rows-spanned="1"/>
          <table:covered-table-cell table:number-columns-repeated="14" table:style-name="ce35"/>
          <table:table-cell table:style-name="ce94" table:number-columns-spanned="15" table:number-rows-spanned="1"/>
          <table:covered-table-cell table:number-columns-repeated="14" table:style-name="ce94"/>
          <table:table-cell table:style-name="ce129" table:number-columns-spanned="15" table:number-rows-spanned="1"/>
          <table:covered-table-cell table:number-columns-repeated="14" table:style-name="ce129"/>
          <table:table-cell table:style-name="ce138" table:number-columns-spanned="15" table:number-rows-spanned="1"/>
          <table:covered-table-cell table:number-columns-repeated="14" table:style-name="ce138"/>
          <table:table-cell table:number-columns-repeated="2"/>
          <table:table-cell table:style-name="ce11"/>
          <table:table-cell table:number-columns-repeated="16315"/>
        </table:table-row>
        <table:table-row table:style-name="ro4">
          <table:table-cell table:style-name="ce25"/>
          <table:covered-table-cell table:number-columns-repeated="2" table:style-name="ce18"/>
          <table:table-cell table:style-name="ce36" office:value-type="string" calcext:value-type="string" table:number-columns-spanned="5" table:number-rows-spanned="1">
            <text:p>SEMAINE 1</text:p>
          </table:table-cell>
          <table:covered-table-cell table:number-columns-repeated="4" table:style-name="ce36"/>
          <table:table-cell table:style-name="ce36" office:value-type="string" calcext:value-type="string" table:number-columns-spanned="5" table:number-rows-spanned="1">
            <text:p>SEMAINE 2</text:p>
          </table:table-cell>
          <table:covered-table-cell table:number-columns-repeated="4" table:style-name="ce36"/>
          <table:table-cell table:style-name="ce36" office:value-type="string" calcext:value-type="string" table:number-columns-spanned="5" table:number-rows-spanned="1">
            <text:p>SEMAINE 3</text:p>
          </table:table-cell>
          <table:covered-table-cell table:number-columns-repeated="4" table:style-name="ce36"/>
          <table:table-cell table:style-name="ce95" office:value-type="string" calcext:value-type="string" table:number-columns-spanned="5" table:number-rows-spanned="1">
            <text:p>SEMAINE 4</text:p>
          </table:table-cell>
          <table:covered-table-cell table:number-columns-repeated="4" table:style-name="ce95"/>
          <table:table-cell table:style-name="ce95" office:value-type="string" calcext:value-type="string" table:number-columns-spanned="5" table:number-rows-spanned="1">
            <text:p>SEMAINE 5</text:p>
          </table:table-cell>
          <table:covered-table-cell table:number-columns-repeated="4" table:style-name="ce95"/>
          <table:table-cell table:style-name="ce95" office:value-type="string" calcext:value-type="string" table:number-columns-spanned="5" table:number-rows-spanned="1">
            <text:p>SEMAINE 6</text:p>
          </table:table-cell>
          <table:covered-table-cell table:number-columns-repeated="4" table:style-name="ce95"/>
          <table:table-cell table:style-name="ce130" office:value-type="string" calcext:value-type="string" table:number-columns-spanned="5" table:number-rows-spanned="1">
            <text:p>SEMAINE 7</text:p>
          </table:table-cell>
          <table:covered-table-cell table:number-columns-repeated="4" table:style-name="ce130"/>
          <table:table-cell table:style-name="ce130" office:value-type="string" calcext:value-type="string" table:number-columns-spanned="5" table:number-rows-spanned="1">
            <text:p>SEMAINE 8</text:p>
          </table:table-cell>
          <table:covered-table-cell table:number-columns-repeated="4" table:style-name="ce130"/>
          <table:table-cell table:style-name="ce130" office:value-type="string" calcext:value-type="string" table:number-columns-spanned="5" table:number-rows-spanned="1">
            <text:p>SEMAINE 9</text:p>
          </table:table-cell>
          <table:covered-table-cell table:number-columns-repeated="4" table:style-name="ce130"/>
          <table:table-cell table:style-name="ce139" office:value-type="string" calcext:value-type="string" table:number-columns-spanned="5" table:number-rows-spanned="1">
            <text:p>SEMAINE 10</text:p>
          </table:table-cell>
          <table:covered-table-cell table:number-columns-repeated="4" table:style-name="ce139"/>
          <table:table-cell table:style-name="ce139" office:value-type="string" calcext:value-type="string" table:number-columns-spanned="5" table:number-rows-spanned="1">
            <text:p>SEMAINE 11</text:p>
          </table:table-cell>
          <table:covered-table-cell table:number-columns-repeated="4" table:style-name="ce139"/>
          <table:table-cell table:style-name="ce139" office:value-type="string" calcext:value-type="string" table:number-columns-spanned="5" table:number-rows-spanned="1">
            <text:p>SEMAINE 12</text:p>
          </table:table-cell>
          <table:covered-table-cell table:number-columns-repeated="4" table:style-name="ce139"/>
          <table:table-cell table:number-columns-repeated="2"/>
          <table:table-cell table:style-name="ce25"/>
          <table:table-cell table:number-columns-repeated="16315"/>
        </table:table-row>
        <table:table-row table:style-name="ro3">
          <table:table-cell table:style-name="ce26"/>
          <table:covered-table-cell table:number-columns-repeated="2" table:style-name="ce18"/>
          <table:table-cell table:style-name="ce97" office:value-type="string" calcext:value-type="string">
            <text:p>L</text:p>
          </table:table-cell>
          <table:table-cell table:number-columns-repeated="2" table:style-name="ce97" office:value-type="string" calcext:value-type="string">
            <text:p>M</text:p>
          </table:table-cell>
          <table:table-cell table:style-name="ce97" office:value-type="string" calcext:value-type="string">
            <text:p>J</text:p>
          </table:table-cell>
          <table:table-cell table:style-name="ce97" office:value-type="string" calcext:value-type="string">
            <text:p>V</text:p>
          </table:table-cell>
          <table:table-cell table:style-name="ce97" office:value-type="string" calcext:value-type="string">
            <text:p>L</text:p>
          </table:table-cell>
          <table:table-cell table:number-columns-repeated="2" table:style-name="ce97" office:value-type="string" calcext:value-type="string">
            <text:p>M</text:p>
          </table:table-cell>
          <table:table-cell table:style-name="ce97" office:value-type="string" calcext:value-type="string">
            <text:p>J</text:p>
          </table:table-cell>
          <table:table-cell table:style-name="ce97" office:value-type="string" calcext:value-type="string">
            <text:p>V</text:p>
          </table:table-cell>
          <table:table-cell table:style-name="ce97" office:value-type="string" calcext:value-type="string">
            <text:p>L</text:p>
          </table:table-cell>
          <table:table-cell table:number-columns-repeated="2" table:style-name="ce97" office:value-type="string" calcext:value-type="string">
            <text:p>M</text:p>
          </table:table-cell>
          <table:table-cell table:style-name="ce97" office:value-type="string" calcext:value-type="string">
            <text:p>J</text:p>
          </table:table-cell>
          <table:table-cell table:style-name="ce97" office:value-type="string" calcext:value-type="string">
            <text:p>V</text:p>
          </table:table-cell>
          <table:table-cell table:style-name="ce132" office:value-type="string" calcext:value-type="string">
            <text:p>L</text:p>
          </table:table-cell>
          <table:table-cell table:number-columns-repeated="2" table:style-name="ce132" office:value-type="string" calcext:value-type="string">
            <text:p>M</text:p>
          </table:table-cell>
          <table:table-cell table:style-name="ce132" office:value-type="string" calcext:value-type="string">
            <text:p>J</text:p>
          </table:table-cell>
          <table:table-cell table:style-name="ce132" office:value-type="string" calcext:value-type="string">
            <text:p>V</text:p>
          </table:table-cell>
          <table:table-cell table:style-name="ce132" office:value-type="string" calcext:value-type="string">
            <text:p>L</text:p>
          </table:table-cell>
          <table:table-cell table:number-columns-repeated="2" table:style-name="ce132" office:value-type="string" calcext:value-type="string">
            <text:p>M</text:p>
          </table:table-cell>
          <table:table-cell table:style-name="ce132" office:value-type="string" calcext:value-type="string">
            <text:p>J</text:p>
          </table:table-cell>
          <table:table-cell table:style-name="ce132" office:value-type="string" calcext:value-type="string">
            <text:p>V</text:p>
          </table:table-cell>
          <table:table-cell table:style-name="ce132" office:value-type="string" calcext:value-type="string">
            <text:p>L</text:p>
          </table:table-cell>
          <table:table-cell table:number-columns-repeated="2" table:style-name="ce132" office:value-type="string" calcext:value-type="string">
            <text:p>M</text:p>
          </table:table-cell>
          <table:table-cell table:style-name="ce132" office:value-type="string" calcext:value-type="string">
            <text:p>J</text:p>
          </table:table-cell>
          <table:table-cell table:style-name="ce132" office:value-type="string" calcext:value-type="string">
            <text:p>V</text:p>
          </table:table-cell>
          <table:table-cell table:style-name="ce140" office:value-type="string" calcext:value-type="string">
            <text:p>L</text:p>
          </table:table-cell>
          <table:table-cell table:number-columns-repeated="2" table:style-name="ce140" office:value-type="string" calcext:value-type="string">
            <text:p>M</text:p>
          </table:table-cell>
          <table:table-cell table:style-name="ce140" office:value-type="string" calcext:value-type="string">
            <text:p>J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L</text:p>
          </table:table-cell>
          <table:table-cell table:number-columns-repeated="2" table:style-name="ce140" office:value-type="string" calcext:value-type="string">
            <text:p>M</text:p>
          </table:table-cell>
          <table:table-cell table:style-name="ce140" office:value-type="string" calcext:value-type="string">
            <text:p>J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L</text:p>
          </table:table-cell>
          <table:table-cell table:number-columns-repeated="2" table:style-name="ce140" office:value-type="string" calcext:value-type="string">
            <text:p>M</text:p>
          </table:table-cell>
          <table:table-cell table:style-name="ce140" office:value-type="string" calcext:value-type="string">
            <text:p>J</text:p>
          </table:table-cell>
          <table:table-cell table:style-name="ce140" office:value-type="string" calcext:value-type="string">
            <text:p>V</text:p>
          </table:table-cell>
          <table:table-cell table:style-name="ce146" office:value-type="string" calcext:value-type="string">
            <text:p>L</text:p>
          </table:table-cell>
          <table:table-cell table:number-columns-repeated="2" table:style-name="ce146" office:value-type="string" calcext:value-type="string">
            <text:p>M</text:p>
          </table:table-cell>
          <table:table-cell table:style-name="ce146" office:value-type="string" calcext:value-type="string">
            <text:p>J</text:p>
          </table:table-cell>
          <table:table-cell table:style-name="ce146" office:value-type="string" calcext:value-type="string">
            <text:p>V</text:p>
          </table:table-cell>
          <table:table-cell table:style-name="ce146" office:value-type="string" calcext:value-type="string">
            <text:p>L</text:p>
          </table:table-cell>
          <table:table-cell table:number-columns-repeated="2" table:style-name="ce146" office:value-type="string" calcext:value-type="string">
            <text:p>M</text:p>
          </table:table-cell>
          <table:table-cell table:style-name="ce146" office:value-type="string" calcext:value-type="string">
            <text:p>J</text:p>
          </table:table-cell>
          <table:table-cell table:style-name="ce146" office:value-type="string" calcext:value-type="string">
            <text:p>V</text:p>
          </table:table-cell>
          <table:table-cell table:style-name="ce146" office:value-type="string" calcext:value-type="string">
            <text:p>L</text:p>
          </table:table-cell>
          <table:table-cell table:number-columns-repeated="2" table:style-name="ce146" office:value-type="string" calcext:value-type="string">
            <text:p>M</text:p>
          </table:table-cell>
          <table:table-cell table:style-name="ce146" office:value-type="string" calcext:value-type="string">
            <text:p>J</text:p>
          </table:table-cell>
          <table:table-cell table:style-name="ce146" office:value-type="string" calcext:value-type="string">
            <text:p>V</text:p>
          </table:table-cell>
          <table:table-cell table:number-columns-repeated="2"/>
          <table:table-cell table:style-name="ce26"/>
          <table:table-cell table:number-columns-repeated="16315"/>
        </table:table-row>
        <table:table-row table:style-name="ro5">
          <table:table-cell table:style-name="ce11"/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Initialisation</text:p>
          </table:table-cell>
          <table:table-cell table:style-name="ce98"/>
          <table:table-cell table:style-name="ce105"/>
          <table:table-cell table:style-name="ce110" table:number-columns-repeated="2"/>
          <table:table-cell table:style-name="ce98" table:number-columns-repeated="56"/>
          <table:table-cell table:number-columns-repeated="2"/>
          <table:table-cell table:style-name="ce11"/>
          <table:table-cell table:number-columns-repeated="16315"/>
        </table:table-row>
        <table:table-row-group>
          <table:table-row table:style-name="ro5">
            <table:table-cell table:style-name="ce51"/>
            <table:table-cell table:style-name="ce20" office:value-type="date" office:date-value="2018-01-01" calcext:value-type="date">
              <text:p>1.1</text:p>
            </table:table-cell>
            <table:table-cell table:style-name="ce31" office:value-type="string" calcext:value-type="string">
              <text:p>Initialisation GitHub</text:p>
            </table:table-cell>
            <table:table-cell table:style-name="ce99"/>
            <table:table-cell table:style-name="ce106"/>
            <table:table-cell table:style-name="ce111" table:number-columns-repeated="2"/>
            <table:table-cell table:style-name="ce123"/>
            <table:table-cell table:style-name="ce124" table:number-columns-repeated="5"/>
            <table:table-cell table:style-name="ce117" table:number-columns-repeated="10"/>
            <table:table-cell table:style-name="ce123" table:number-columns-repeated="5"/>
            <table:table-cell table:style-name="ce117" table:number-columns-repeated="10"/>
            <table:table-cell table:style-name="ce141" table:number-columns-repeated="5"/>
            <table:table-cell table:style-name="ce117" table:number-columns-repeated="10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2-01" calcext:value-type="date">
              <text:p>1.2</text:p>
            </table:table-cell>
            <table:table-cell table:style-name="ce31" office:value-type="string" calcext:value-type="string">
              <text:p>Installation SDL2</text:p>
            </table:table-cell>
            <table:table-cell table:style-name="ce100"/>
            <table:table-cell table:style-name="ce107"/>
            <table:table-cell table:style-name="ce112"/>
            <table:table-cell table:style-name="ce122" table:number-columns-repeated="2"/>
            <table:table-cell table:style-name="ce124" table:number-columns-repeated="5"/>
            <table:table-cell table:style-name="ce116" table:number-columns-repeated="10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</table:table-row-group>
        <table:table-row table:style-name="ro5"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Préparation</text:p>
          </table:table-cell>
          <table:table-cell table:style-name="ce98"/>
          <table:table-cell table:style-name="ce105"/>
          <table:table-cell table:style-name="ce110" table:number-columns-repeated="2"/>
          <table:table-cell table:style-name="ce98" table:number-columns-repeated="56"/>
          <table:table-cell table:number-columns-repeated="2"/>
          <table:table-cell table:style-name="ce11"/>
          <table:table-cell table:number-columns-repeated="16315"/>
        </table:table-row>
        <table:table-row-group>
          <table:table-row table:style-name="ro5">
            <table:table-cell table:style-name="ce51"/>
            <table:table-cell table:style-name="ce20" office:value-type="date" office:date-value="2018-01-02" calcext:value-type="date">
              <text:p>2.1</text:p>
            </table:table-cell>
            <table:table-cell table:style-name="ce31" office:value-type="string" calcext:value-type="string">
              <text:p>Règles du jeu</text:p>
            </table:table-cell>
            <table:table-cell table:style-name="ce101"/>
            <table:table-cell table:style-name="ce106"/>
            <table:table-cell table:style-name="ce113" table:number-columns-repeated="8"/>
            <table:table-cell table:style-name="ce117" table:number-columns-repeated="10"/>
            <table:table-cell table:style-name="ce123" table:number-columns-repeated="5"/>
            <table:table-cell table:style-name="ce117" table:number-columns-repeated="10"/>
            <table:table-cell table:style-name="ce141" table:number-columns-repeated="5"/>
            <table:table-cell table:style-name="ce117" table:number-columns-repeated="10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2-02" calcext:value-type="date">
              <text:p>2.2</text:p>
            </table:table-cell>
            <table:table-cell table:style-name="ce31" office:value-type="string" calcext:value-type="string">
              <text:p>Maquette de la carte</text:p>
            </table:table-cell>
            <table:table-cell table:style-name="ce102"/>
            <table:table-cell table:style-name="ce107"/>
            <table:table-cell table:style-name="ce113" table:number-columns-repeated="16"/>
            <table:table-cell table:style-name="ce116" table:number-columns-repeated="2"/>
            <table:table-cell table:style-name="ce12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3-02" calcext:value-type="date">
              <text:p>2.3</text:p>
            </table:table-cell>
            <table:table-cell table:style-name="ce31" office:value-type="string" calcext:value-type="string">
              <text:p>Attributs des personnages</text:p>
            </table:table-cell>
            <table:table-cell table:style-name="ce102"/>
            <table:table-cell table:style-name="ce107"/>
            <table:table-cell table:style-name="ce114" table:number-columns-repeated="3"/>
            <table:table-cell table:style-name="ce124" table:number-columns-repeated="5"/>
            <table:table-cell table:style-name="ce113" table:number-columns-repeated="25"/>
            <table:table-cell table:style-name="ce142" table:number-columns-repeated="5"/>
            <table:table-cell table:style-name="ce113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4-02" calcext:value-type="date">
              <text:p>2.4</text:p>
            </table:table-cell>
            <table:table-cell table:style-name="ce31" office:value-type="string" calcext:value-type="string">
              <text:p>Quêtes</text:p>
            </table:table-cell>
            <table:table-cell table:style-name="ce102"/>
            <table:table-cell table:style-name="ce107"/>
            <table:table-cell table:style-name="ce114" table:number-columns-repeated="3"/>
            <table:table-cell table:style-name="ce124" table:number-columns-repeated="5"/>
            <table:table-cell table:style-name="ce114" table:number-columns-repeated="10"/>
            <table:table-cell table:style-name="ce12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26-05-02" calcext:value-type="date">
              <text:p>2.5</text:p>
            </table:table-cell>
            <table:table-cell table:style-name="ce31" office:value-type="string" calcext:value-type="string">
              <text:p>Règles des combats</text:p>
            </table:table-cell>
            <table:table-cell table:style-name="ce102"/>
            <table:table-cell table:style-name="ce107"/>
            <table:table-cell table:style-name="ce114" table:number-columns-repeated="3"/>
            <table:table-cell table:style-name="ce124" table:number-columns-repeated="5"/>
            <table:table-cell table:style-name="ce114" table:number-columns-repeated="5"/>
            <table:table-cell table:style-name="ce113" table:number-columns-repeated="15"/>
            <table:table-cell table:style-name="ce116" table:number-columns-repeated="5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26-06-02" calcext:value-type="date">
              <text:p>2.6</text:p>
            </table:table-cell>
            <table:table-cell table:style-name="ce31" office:value-type="string" calcext:value-type="string">
              <text:p>Attributs des monstres</text:p>
            </table:table-cell>
            <table:table-cell table:style-name="ce102"/>
            <table:table-cell table:style-name="ce107"/>
            <table:table-cell table:style-name="ce114" table:number-columns-repeated="3"/>
            <table:table-cell table:style-name="ce124" table:number-columns-repeated="5"/>
            <table:table-cell table:style-name="ce114" table:number-columns-repeated="5"/>
            <table:table-cell table:style-name="ce113" table:number-columns-repeated="5"/>
            <table:table-cell table:style-name="ce12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81"/>
            <table:table-cell table:style-name="ce92"/>
            <table:table-cell table:style-name="ce103"/>
            <table:table-cell table:style-name="ce108"/>
            <table:table-cell table:style-name="ce115" table:number-columns-repeated="3"/>
            <table:table-cell table:style-name="ce125" table:number-columns-repeated="5"/>
            <table:table-cell table:style-name="ce115" table:number-columns-repeated="10"/>
            <table:table-cell table:style-name="ce134" table:number-columns-repeated="5"/>
            <table:table-cell table:style-name="ce115" table:number-columns-repeated="10"/>
            <table:table-cell table:style-name="ce143" table:number-columns-repeated="5"/>
            <table:table-cell table:style-name="ce115" table:number-columns-repeated="10"/>
            <table:table-cell table:style-name="ce149" table:number-columns-repeated="5"/>
            <table:table-cell table:style-name="ce115" table:number-columns-repeated="5"/>
            <table:table-cell table:number-columns-repeated="2"/>
            <table:table-cell table:style-name="ce51"/>
            <table:table-cell table:number-columns-repeated="16315"/>
          </table:table-row>
        </table:table-row-group>
        <table:table-row table:style-name="ro5">
          <table:table-cell table:style-name="ce11"/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Codage &amp; Test</text:p>
          </table:table-cell>
          <table:table-cell table:style-name="ce98"/>
          <table:table-cell table:style-name="ce105"/>
          <table:table-cell table:style-name="ce110" table:number-columns-repeated="2"/>
          <table:table-cell table:style-name="ce98" table:number-columns-repeated="56"/>
          <table:table-cell table:number-columns-repeated="2"/>
          <table:table-cell table:style-name="ce11"/>
          <table:table-cell table:number-columns-repeated="16315"/>
        </table:table-row>
        <table:table-row-group>
          <table:table-row table:style-name="ro5">
            <table:table-cell table:style-name="ce51"/>
            <table:table-cell table:style-name="ce20" office:value-type="date" office:date-value="2018-01-03" calcext:value-type="date">
              <text:p>3.1</text:p>
            </table:table-cell>
            <table:table-cell table:style-name="ce31" office:value-type="string" calcext:value-type="string">
              <text:p>Génération aléatoire</text:p>
            </table:table-cell>
            <table:table-cell table:style-name="ce101"/>
            <table:table-cell table:style-name="ce106"/>
            <table:table-cell table:style-name="ce113" table:number-columns-repeated="18"/>
            <table:table-cell table:style-name="ce123" table:number-columns-repeated="5"/>
            <table:table-cell table:style-name="ce117" table:number-columns-repeated="10"/>
            <table:table-cell table:style-name="ce141" table:number-columns-repeated="5"/>
            <table:table-cell table:style-name="ce117" table:number-columns-repeated="5"/>
            <table:table-cell table:style-name="ce116" table:number-columns-repeated="5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string" calcext:value-type="string">
              <text:p>3 .1.1</text:p>
            </table:table-cell>
            <table:table-cell table:style-name="ce31" office:value-type="string" calcext:value-type="string">
              <text:p>Génération de l’eau</text:p>
            </table:table-cell>
            <table:table-cell table:style-name="ce101"/>
            <table:table-cell table:style-name="ce106"/>
            <table:table-cell table:style-name="ce113" table:number-columns-repeated="8"/>
            <table:table-cell table:style-name="ce117" table:number-columns-repeated="10"/>
            <table:table-cell table:style-name="ce123" table:number-columns-repeated="5"/>
            <table:table-cell table:style-name="ce117" table:number-columns-repeated="10"/>
            <table:table-cell table:style-name="ce113" table:number-columns-repeated="5"/>
            <table:table-cell table:style-name="ce117" table:number-columns-repeated="5"/>
            <table:table-cell table:style-name="ce116" table:number-columns-repeated="5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string" calcext:value-type="string">
              <text:p>3 .1.2</text:p>
            </table:table-cell>
            <table:table-cell table:style-name="ce31" office:value-type="string" calcext:value-type="string">
              <text:p>Génération de la carte</text:p>
            </table:table-cell>
            <table:table-cell table:style-name="ce101"/>
            <table:table-cell table:style-name="ce106"/>
            <table:table-cell table:style-name="ce113" table:number-columns-repeated="8"/>
            <table:table-cell table:style-name="ce117" table:number-columns-repeated="10"/>
            <table:table-cell table:style-name="ce123" table:number-columns-repeated="5"/>
            <table:table-cell table:style-name="ce117" table:number-columns-repeated="10"/>
            <table:table-cell table:style-name="ce113" table:number-columns-repeated="5"/>
            <table:table-cell table:style-name="ce117" table:number-columns-repeated="5"/>
            <table:table-cell table:style-name="ce116" table:number-columns-repeated="5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string" calcext:value-type="string">
              <text:p>3 .1.3</text:p>
            </table:table-cell>
            <table:table-cell table:style-name="ce31" office:value-type="string" calcext:value-type="string">
              <text:p>Génération des biomes</text:p>
            </table:table-cell>
            <table:table-cell table:style-name="ce101"/>
            <table:table-cell table:style-name="ce106"/>
            <table:table-cell table:style-name="ce113" table:number-columns-repeated="18"/>
            <table:table-cell table:style-name="ce123" table:number-columns-repeated="5"/>
            <table:table-cell table:style-name="ce117" table:number-columns-repeated="10"/>
            <table:table-cell table:style-name="ce113" table:number-columns-repeated="5"/>
            <table:table-cell table:style-name="ce117" table:number-columns-repeated="5"/>
            <table:table-cell table:style-name="ce116" table:number-columns-repeated="5"/>
            <table:table-cell table:style-name="ce147" table:number-columns-repeated="5"/>
            <table:table-cell table:style-name="ce117" table:number-columns-repeated="4"/>
            <table:table-cell table:style-name="ce15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2-03" calcext:value-type="date">
              <text:p>3.2</text:p>
            </table:table-cell>
            <table:table-cell table:style-name="ce31" office:value-type="string" calcext:value-type="string">
              <text:p>Affichage de la carte</text:p>
            </table:table-cell>
            <table:table-cell table:style-name="ce102"/>
            <table:table-cell table:style-name="ce107"/>
            <table:table-cell table:style-name="ce113" table:number-columns-repeated="18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2.1</text:p>
            </table:table-cell>
            <table:table-cell table:style-name="ce31" office:value-type="string" calcext:value-type="string">
              <text:p>Affichage en mode terminal</text:p>
            </table:table-cell>
            <table:table-cell table:style-name="ce102"/>
            <table:table-cell table:style-name="ce107"/>
            <table:table-cell table:style-name="ce113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2.2</text:p>
            </table:table-cell>
            <table:table-cell table:style-name="ce31" office:value-type="string" calcext:value-type="string">
              <text:p>Affichage avec SDL2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13" table:number-columns-repeated="10"/>
            <table:table-cell table:style-name="ce116" table:number-columns-repeated="5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3-03" calcext:value-type="date">
              <text:p>3.3</text:p>
            </table:table-cell>
            <table:table-cell table:style-name="ce31" office:value-type="string" calcext:value-type="string">
              <text:p>Personnage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/>
            <table:table-cell table:style-name="ce113" table:number-columns-repeated="10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string" calcext:value-type="string">
              <text:p>3 .3.1</text:p>
            </table:table-cell>
            <table:table-cell table:style-name="ce31" office:value-type="string" calcext:value-type="string">
              <text:p>Création et attribut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/>
            <table:table-cell table:style-name="ce113" table:number-columns-repeated="5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string" calcext:value-type="string">
              <text:p>3 .3.2</text:p>
            </table:table-cell>
            <table:table-cell table:style-name="ce31" office:value-type="string" calcext:value-type="string">
              <text:p>Affichage des personnage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/>
            <table:table-cell table:style-name="ce113" table:number-columns-repeated="5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2" table:number-columns-repeated="5"/>
            <table:table-cell table:style-name="ce116" table:number-columns-repeated="5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4</text:p>
            </table:table-cell>
            <table:table-cell table:style-name="ce31" office:value-type="string" calcext:value-type="string">
              <text:p>Création des menu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3" table:number-columns-repeated="15"/>
            <table:table-cell table:style-name="ce112" table:number-columns-repeated="4"/>
            <table:table-cell table:style-name="ce116" table:number-columns-repeated="6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 .5</text:p>
            </table:table-cell>
            <table:table-cell table:style-name="ce31" office:value-type="string" calcext:value-type="string">
              <text:p>Combat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3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 .5.2</text:p>
            </table:table-cell>
            <table:table-cell table:style-name="ce31" office:value-type="string" calcext:value-type="string">
              <text:p>Affichage des combat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3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 .5.3</text:p>
            </table:table-cell>
            <table:table-cell table:style-name="ce31" office:value-type="string" calcext:value-type="string">
              <text:p>Déroulement des combat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3" table:number-columns-repeated="10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6</text:p>
            </table:table-cell>
            <table:table-cell table:style-name="ce31" office:value-type="string" calcext:value-type="string">
              <text:p>Monstre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13" table:number-columns-repeated="10"/>
            <table:table-cell table:style-name="ce116" table:number-columns-repeated="5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 .6.1</text:p>
            </table:table-cell>
            <table:table-cell table:style-name="ce31" office:value-type="string" calcext:value-type="string">
              <text:p>Affichage des monstre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13" table:number-columns-repeated="10"/>
            <table:table-cell table:style-name="ce116" table:number-columns-repeated="5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7</text:p>
            </table:table-cell>
            <table:table-cell table:style-name="ce31" office:value-type="string" calcext:value-type="string">
              <text:p>Sauvegarde du jeu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6" table:number-columns-repeated="5"/>
            <table:table-cell table:style-name="ce113" table:number-columns-repeated="5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,8</text:p>
            </table:table-cell>
            <table:table-cell table:style-name="ce31" office:value-type="string" calcext:value-type="string">
              <text:p>Objets et inventaire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3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9</text:p>
            </table:table-cell>
            <table:table-cell table:style-name="ce31" office:value-type="string" calcext:value-type="string">
              <text:p>Interactions avec bâtiment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3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10</text:p>
            </table:table-cell>
            <table:table-cell table:style-name="ce31" office:value-type="string" calcext:value-type="string">
              <text:p>Quêtes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6" table:number-columns-repeated="5"/>
            <table:table-cell table:style-name="ce113" table:number-columns-repeated="5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11</text:p>
            </table:table-cell>
            <table:table-cell table:style-name="ce31" office:value-type="string" calcext:value-type="string">
              <text:p>Boss Final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13" table:number-columns-repeated="15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4" office:value-type="string" calcext:value-type="string">
              <text:p>3.12</text:p>
            </table:table-cell>
            <table:table-cell table:style-name="ce31" office:value-type="string" calcext:value-type="string">
              <text:p>Test des bugs</text:p>
            </table:table-cell>
            <table:table-cell table:style-name="ce102"/>
            <table:table-cell table:style-name="ce107"/>
            <table:table-cell table:style-name="ce113" table:number-columns-repeated="53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82"/>
            <table:table-cell/>
            <table:table-cell table:style-name="ce102"/>
            <table:table-cell table:style-name="ce107"/>
            <table:table-cell table:style-name="ce116" table:number-columns-repeated="3"/>
            <table:table-cell table:style-name="ce124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4" table:number-columns-repeated="5"/>
            <table:table-cell table:style-name="ce116" table:number-columns-repeated="5"/>
            <table:table-cell table:style-name="ce142" table:number-columns-repeated="5"/>
            <table:table-cell table:style-name="ce116" table:number-columns-repeated="10"/>
            <table:table-cell table:style-name="ce148" table:number-columns-repeated="5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</table:table-row-group>
        <table:table-row table:style-name="ro5">
          <table:table-cell table:style-name="ce11"/>
          <table:table-cell table:style-name="ce19" office:value-type="float" office:value="4" calcext:value-type="float">
            <text:p>4</text:p>
          </table:table-cell>
          <table:table-cell table:style-name="ce30" office:value-type="string" calcext:value-type="string">
            <text:p>Livraison</text:p>
          </table:table-cell>
          <table:table-cell table:style-name="ce98"/>
          <table:table-cell table:style-name="ce105"/>
          <table:table-cell table:style-name="ce110" table:number-columns-repeated="2"/>
          <table:table-cell table:style-name="ce98" table:number-columns-repeated="56"/>
          <table:table-cell table:number-columns-repeated="2"/>
          <table:table-cell table:style-name="ce11"/>
          <table:table-cell table:number-columns-repeated="16315"/>
        </table:table-row>
        <table:table-row-group>
          <table:table-row table:style-name="ro5">
            <table:table-cell table:style-name="ce51"/>
            <table:table-cell table:style-name="ce20" office:value-type="date" office:date-value="2018-01-04" calcext:value-type="date">
              <text:p>4.1</text:p>
            </table:table-cell>
            <table:table-cell table:style-name="ce31" office:value-type="string" calcext:value-type="string">
              <text:p>Rédaction rapport</text:p>
            </table:table-cell>
            <table:table-cell table:style-name="ce101"/>
            <table:table-cell table:style-name="ce106"/>
            <table:table-cell table:style-name="ce117" table:number-columns-repeated="3"/>
            <table:table-cell table:style-name="ce126" table:number-columns-repeated="5"/>
            <table:table-cell table:style-name="ce117" table:number-columns-repeated="10"/>
            <table:table-cell table:style-name="ce123" table:number-columns-repeated="5"/>
            <table:table-cell table:style-name="ce117" table:number-columns-repeated="10"/>
            <table:table-cell table:style-name="ce141" table:number-columns-repeated="5"/>
            <table:table-cell table:style-name="ce117" table:number-columns-repeated="5"/>
            <table:table-cell table:style-name="ce116" table:number-columns-repeated="5"/>
            <table:table-cell table:style-name="ce113" table:number-columns-repeated="10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2-04" calcext:value-type="date">
              <text:p>4.2</text:p>
            </table:table-cell>
            <table:table-cell table:style-name="ce31" office:value-type="string" calcext:value-type="string">
              <text:p>Préparation soutenance</text:p>
            </table:table-cell>
            <table:table-cell table:style-name="ce102"/>
            <table:table-cell table:style-name="ce107"/>
            <table:table-cell table:style-name="ce116" table:number-columns-repeated="3"/>
            <table:table-cell table:style-name="ce126" table:number-columns-repeated="5"/>
            <table:table-cell table:style-name="ce116" table:number-columns-repeated="10"/>
            <table:table-cell table:style-name="ce133" table:number-columns-repeated="5"/>
            <table:table-cell table:style-name="ce116" table:number-columns-repeated="10"/>
            <table:table-cell table:style-name="ce142" table:number-columns-repeated="5"/>
            <table:table-cell table:style-name="ce116" table:number-columns-repeated="5"/>
            <table:table-cell table:style-name="ce113" table:number-columns-repeated="15"/>
            <table:table-cell table:number-columns-repeated="2"/>
            <table:table-cell table:style-name="ce51"/>
            <table:table-cell table:number-columns-repeated="16315"/>
          </table:table-row>
          <table:table-row table:style-name="ro5">
            <table:table-cell table:style-name="ce51"/>
            <table:table-cell table:style-name="ce20" office:value-type="date" office:date-value="2018-03-04" calcext:value-type="date">
              <text:p>4.3</text:p>
            </table:table-cell>
            <table:table-cell table:style-name="ce31" office:value-type="string" calcext:value-type="string">
              <text:p>Documentation Doxygen</text:p>
            </table:table-cell>
            <table:table-cell table:style-name="ce102"/>
            <table:table-cell table:style-name="ce107"/>
            <table:table-cell table:style-name="ce114"/>
            <table:table-cell table:style-name="ce116" table:number-columns-repeated="2"/>
            <table:table-cell table:style-name="ce126" table:number-columns-repeated="5"/>
            <table:table-cell table:style-name="ce117" table:number-columns-repeated="4"/>
            <table:table-cell table:style-name="ce116" table:number-columns-repeated="6"/>
            <table:table-cell table:style-name="ce133" table:number-columns-repeated="5"/>
            <table:table-cell table:style-name="ce116" table:number-columns-repeated="5"/>
            <table:table-cell table:style-name="ce113" table:number-columns-repeated="10"/>
            <table:table-cell table:style-name="ce116" table:number-columns-repeated="5"/>
            <table:table-cell table:style-name="ce113" table:number-columns-repeated="10"/>
            <table:table-cell table:style-name="ce116" table:number-columns-repeated="4"/>
            <table:table-cell table:style-name="ce151"/>
            <table:table-cell table:number-columns-repeated="2"/>
            <table:table-cell table:style-name="ce51"/>
            <table:table-cell table:number-columns-repeated="16315"/>
          </table:table-row>
        </table:table-row-group>
        <table:table-row table:style-name="ro2" table:number-rows-repeated="3">
          <table:table-cell table:style-name="ce11" table:number-columns-repeated="4"/>
          <table:table-cell/>
          <table:table-cell table:style-name="ce118"/>
          <table:table-cell table:style-name="ce11" table:number-columns-repeated="61"/>
          <table:table-cell table:number-columns-repeated="16314"/>
        </table:table-row>
        <table:table-row table:style-name="ro6" table:number-rows-repeated="1048526">
          <table:table-cell table:number-columns-repeated="16381"/>
        </table:table-row>
        <table:table-row table:style-name="ro6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text>$</number:text>
      <number:number number:decimal-places="2" number:min-decimal-places="2" number:min-integer-digits="1" number:grouping="true"/>
    </number:number-style>
    <number:date-style style:name="N155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4:48:36.16142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FR</dc:language>
    <dc:date>2026-04-10T14:56:49.413918600</dc:date>
    <meta:editing-cycles>25</meta:editing-cycles>
    <meta:editing-duration>PT2H9M26S</meta:editing-duration>
    <meta:generator>LibreOffice/25.2.7.2$Windows_X86_64 LibreOffice_project/5cbfd1ab6520636bb5f7b99185aa69bd7456825d</meta:generator>
    <meta:print-date>2026-04-10T14:50:38.154684200</meta:print-date>
    <meta:printed-by>Fichiers PDF</meta:printed-by>
    <meta:document-statistic meta:table-count="1" meta:cell-count="150" meta:object-count="0"/>
    <meta:user-defined meta:name="AppVersion">15.0000</meta:user-defined>
  </office:meta>
</office:document-meta>
</file>